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400" officeooo:paragraph-rsid="001d3400"/>
    </style:style>
    <style:style style:name="P2" style:family="paragraph" style:parent-style-name="Standard">
      <style:text-properties officeooo:rsid="001deb25" officeooo:paragraph-rsid="001de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: chạy lệnh</text:p>
      <text:p text:style-name="P1">show dbs : show database</text:p>
      <text:p text:style-name="P1">use [db] : sử dụng [db] nếu chưa có sẽ tạo mới</text:p>
      <text:p text:style-name="P1">db : kiểm tra db hiên tại</text:p>
      <text:p text:style-name="P1">db.createCollections(“[tên collection]”)</text:p>
      <text:p text:style-name="P1">show collections : show collections trong db</text:p>
      <text:p text:style-name="P1">find(</text:p>
      <text:p text:style-name="P1"><text:tab/>{query},</text:p>
      <text:p text:style-name="P1"><text:tab/>{các trường cần lấy}</text:p>
      <text:p text:style-name="P1"><text:tab/>)</text:p>
      <text:p text:style-name="P1">update(</text:p>
      <text:p text:style-name="P1"><text:tab/>{query},</text:p>
      <text:p text:style-name="P1"><text:tab/>{$set:{}}, <text:s text:c="2"/>///$unset:{} <text:s text:c="4"/></text:p>
      <text:p text:style-name="P1"><text:tab/>{unsert:boolean,multi:boolean}</text:p>
      <text:p text:style-name="P1"><text:tab/>)</text:p>
      <text:p text:style-name="P1">remove(</text:p>
      <text:p text:style-name="P1"><text:tab/>{query},</text:p>
      <text:p text:style-name="P1"><text:tab/>{justOne:boolean}</text:p>
      <text:p text:style-name="P1"><text:tab/>)</text:p>
      <text:p text:style-name="P1">$lt,$lte</text:p>
      <text:p text:style-name="P1">$gt,$gte</text:p>
      <text:p text:style-name="P1">$ne: không bằng</text:p>
      <text:p text:style-name="P1">$not: phủ định</text:p>
      <text:p text:style-name="P1">$in : chứa {skill:{$in:[“A”,”B”]}}</text:p>
      <text:p text:style-name="P1">$nin : không chứa</text:p>
      <text:p text:style-name="P2">$exits:boolean kiểm tra tồn tạ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2:04:38.403742017</meta:creation-date>
    <meta:generator>LibreOffice/6.0.7.3$Linux_X86_64 LibreOffice_project/00m0$Build-3</meta:generator>
    <dc:date>2019-07-20T02:14:43.280159773</dc:date>
    <meta:editing-duration>PT9M20S</meta:editing-duration>
    <meta:editing-cycles>2</meta:editing-cycles>
    <meta:document-statistic meta:table-count="0" meta:image-count="0" meta:object-count="0" meta:page-count="1" meta:paragraph-count="26" meta:word-count="74" meta:character-count="475" meta:non-whitespace-character-count="410"/>
  </office:meta>
</office:document-meta>
</file>